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1" office:value-type="string" calcext:value-type="string">
            <text:p>North X Population</text:p>
          </table:table-cell>
          <table:table-cell table:style-name="ce1"/>
          <table:table-cell/>
          <table:table-cell table:style-name="ce1" office:value-type="string" calcext:value-type="string">
            <text:p>North Y Population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B2:.B1002])" office:value-type="float" office:value="117.374064837905" calcext:value-type="float">
            <text:p>117.3740648379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C2:.C1002])" office:value-type="float" office:value="691.980049875312" calcext:value-type="float">
            <text:p>691.9800498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B2:.B1002])" office:value-type="float" office:value="14.8145106461802" calcext:value-type="float">
            <text:p>14.8145106462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C2:.C1002])" office:value-type="float" office:value="20.3458742991671" calcext:value-type="float">
            <text:p>20.3458742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1" office:value-type="string" calcext:value-type="string">
            <text:p>Sample Population</text:p>
          </table:table-cell>
          <table:table-cell table:style-name="ce1"/>
          <table:table-cell/>
          <table:table-cell table:style-name="ce1" office:value-type="string" calcext:value-type="string">
            <text:p>Sample Population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B2:.B302])" office:value-type="float" office:value="115.448504983389" calcext:value-type="float">
            <text:p>115.4485049834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C2:.C302])" office:value-type="float" office:value="692.800664451827" calcext:value-type="float">
            <text:p>692.8006644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B2:.B302])" office:value-type="float" office:value="15.6895349227059" calcext:value-type="float">
            <text:p>15.6895349227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C2:.C302])" office:value-type="float" office:value="20.5424795539316" calcext:value-type="float">
            <text:p>20.5424795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F10] - [.F5])/([.F6]/SQRT([.F9]))" office:value-type="float" office:value="-2.2512842851799" calcext:value-type="float">
            <text:p>-2.2512842852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I10] - [.I5])/([.I6]/SQRT([.I9]))" office:value-type="float" office:value="0.698591822134091" calcext:value-type="float">
            <text:p>0.6985918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F5]+[.F17]*([.F6]/SQRT([.F9]))" office:value-type="float" office:value="119.577213294834" calcext:value-type="float">
            <text:p>119.5772132948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I5]+[.I17]*([.I6]/SQRT([.I9]))" office:value-type="float" office:value="695.005798253887" calcext:value-type="float">
            <text:p>695.0057982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F5]+-[.F17]*([.F6]/SQRT([.F9]))" office:value-type="float" office:value="115.170916380977" calcext:value-type="float">
            <text:p>115.170916381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I5]+-[.I17]*([.I6]/SQRT([.I9]))" office:value-type="float" office:value="688.954301496736" calcext:value-type="float">
            <text:p>688.95430149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F17]+([.F5]-[.F10])/([.F6]/SQRT([.F9]))) - LEGACY.NORMSDIST(-[.F17] + ([.F5] - [.F10])/([.F6]/SQRT([.F9])))" office:value-type="float" office:value="0.627236584726059" calcext:value-type="float">
            <text:p>0.6272365847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I17]+([.I5]-[.I10])/([.I6]/SQRT([.I9]))) - LEGACY.NORMSDIST(-[.I17] + ([.I5] - [.I10])/([.I6]/SQRT([.I9])))" office:value-type="float" office:value="0.969227830266951" calcext:value-type="float">
            <text:p>0.96922783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F6]*([.F17]+(-LEGACY.NORMSINV([.F22]))))/([.F5]-[.F19]))" office:value-type="float" office:value="17.3205102516317" calcext:value-type="float">
            <text:p>17.3205102516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I6]*([.I17]+(-LEGACY.NORMSINV([.I22]))))/([.I5]-[.I19]))" office:value-type="float" office:value="17.3205102516317" calcext:value-type="float">
            <text:p>17.32051025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F6]*([.F17]+(-LEGACY.NORMSINV([.F23]))))/([.F5]-[.F18]))" office:value-type="float" office:value="-17.3205102516317" calcext:value-type="float">
            <text:p>-17.3205102516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I6]*([.I17]+(-LEGACY.NORMSINV([.I23]))))/([.I5]-[.I18]))" office:value-type="float" office:value="-17.3205102516317" calcext:value-type="float">
            <text:p>-17.3205102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39" calcext:value-type="float">
            <text:p>73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744" calcext:value-type="float">
            <text:p>744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744" calcext:value-type="float">
            <text:p>744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" calcext:value-type="float">
            <text:p>10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4" calcext:value-type="float">
            <text:p>10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" calcext:value-type="float">
            <text:p>97</text:p>
          </table:table-cell>
          <table:table-cell office:value-type="float" office:value="736" calcext:value-type="float">
            <text:p>73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9" calcext:value-type="float">
            <text:p>109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6" calcext:value-type="float">
            <text:p>8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4" calcext:value-type="float">
            <text:p>104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7" calcext:value-type="float">
            <text:p>10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" calcext:value-type="float">
            <text:p>9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0" calcext:value-type="float">
            <text:p>14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739" calcext:value-type="float">
            <text:p>73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3" calcext:value-type="float">
            <text:p>1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3" calcext:value-type="float">
            <text:p>1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5" calcext:value-type="float">
            <text:p>125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5" calcext:value-type="float">
            <text:p>95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  <table:table-cell office:value-type="float" office:value="798" calcext:value-type="float">
            <text:p>798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1" calcext:value-type="float">
            <text:p>11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8" calcext:value-type="float">
            <text:p>14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0" calcext:value-type="float">
            <text:p>130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9" calcext:value-type="float">
            <text:p>11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6" calcext:value-type="float">
            <text:p>12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1" calcext:value-type="float">
            <text:p>121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732" calcext:value-type="float">
            <text:p>732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6" calcext:value-type="float">
            <text:p>116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6" calcext:value-type="float">
            <text:p>116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2" calcext:value-type="float">
            <text:p>13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6" calcext:value-type="float">
            <text:p>11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7" calcext:value-type="float">
            <text:p>107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1" calcext:value-type="float">
            <text:p>121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2" calcext:value-type="float">
            <text:p>12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2" calcext:value-type="float">
            <text:p>12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6" calcext:value-type="float">
            <text:p>11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4" calcext:value-type="float">
            <text:p>134</text:p>
          </table:table-cell>
          <table:table-cell office:value-type="float" office:value="732" calcext:value-type="float">
            <text:p>732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5" calcext:value-type="float">
            <text:p>125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" calcext:value-type="float">
            <text:p>125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0" calcext:value-type="float">
            <text:p>130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7" calcext:value-type="float">
            <text:p>117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7" calcext:value-type="float">
            <text:p>11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9" calcext:value-type="float">
            <text:p>12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6" calcext:value-type="float">
            <text:p>12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0" calcext:value-type="float">
            <text:p>14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7" calcext:value-type="float">
            <text:p>127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6" calcext:value-type="float">
            <text:p>15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8" calcext:value-type="float">
            <text:p>118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2" calcext:value-type="float">
            <text:p>122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0" calcext:value-type="float">
            <text:p>14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0" calcext:value-type="float">
            <text:p>14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9" calcext:value-type="float">
            <text:p>11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" calcext:value-type="float">
            <text:p>13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6" calcext:value-type="float">
            <text:p>126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3" calcext:value-type="float">
            <text:p>123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1" calcext:value-type="float">
            <text:p>121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" calcext:value-type="float">
            <text:p>10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2" calcext:value-type="float">
            <text:p>12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3" calcext:value-type="float">
            <text:p>12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0" calcext:value-type="float">
            <text:p>140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3" calcext:value-type="float">
            <text:p>12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7" calcext:value-type="float">
            <text:p>12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7" calcext:value-type="float">
            <text:p>12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2" calcext:value-type="float">
            <text:p>122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9" calcext:value-type="float">
            <text:p>109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9" calcext:value-type="float">
            <text:p>109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4" calcext:value-type="float">
            <text:p>124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1" calcext:value-type="float">
            <text:p>12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0" calcext:value-type="float">
            <text:p>110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2" calcext:value-type="float">
            <text:p>132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3" calcext:value-type="float">
            <text:p>12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3" calcext:value-type="float">
            <text:p>12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8" calcext:value-type="float">
            <text:p>12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2" calcext:value-type="float">
            <text:p>13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2" calcext:value-type="float">
            <text:p>13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744" calcext:value-type="float">
            <text:p>744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3" calcext:value-type="float">
            <text:p>123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0" calcext:value-type="float">
            <text:p>12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0" calcext:value-type="float">
            <text:p>12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5" calcext:value-type="float">
            <text:p>95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6" calcext:value-type="float">
            <text:p>15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0" calcext:value-type="float">
            <text:p>13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0" calcext:value-type="float">
            <text:p>13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5" calcext:value-type="float">
            <text:p>12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5" calcext:value-type="float">
            <text:p>12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5" calcext:value-type="float">
            <text:p>115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9" calcext:value-type="float">
            <text:p>11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3" calcext:value-type="float">
            <text:p>133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3" calcext:value-type="float">
            <text:p>133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4" calcext:value-type="float">
            <text:p>134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2" calcext:value-type="float">
            <text:p>12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5" calcext:value-type="float">
            <text:p>115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5" calcext:value-type="float">
            <text:p>115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6" calcext:value-type="float">
            <text:p>12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9" calcext:value-type="float">
            <text:p>129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9" calcext:value-type="float">
            <text:p>129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3" calcext:value-type="float">
            <text:p>12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5" calcext:value-type="float">
            <text:p>11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8" calcext:value-type="float">
            <text:p>108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7" calcext:value-type="float">
            <text:p>10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7" calcext:value-type="float">
            <text:p>10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8" calcext:value-type="float">
            <text:p>13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3" calcext:value-type="float">
            <text:p>11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9" calcext:value-type="float">
            <text:p>12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4" calcext:value-type="float">
            <text:p>11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4" calcext:value-type="float">
            <text:p>11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8" calcext:value-type="float">
            <text:p>13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8" calcext:value-type="float">
            <text:p>13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5" calcext:value-type="float">
            <text:p>11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2" calcext:value-type="float">
            <text:p>122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9" calcext:value-type="float">
            <text:p>11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7" calcext:value-type="float">
            <text:p>12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7" calcext:value-type="float">
            <text:p>12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4" calcext:value-type="float">
            <text:p>124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6" calcext:value-type="float">
            <text:p>126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1" calcext:value-type="float">
            <text:p>13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1" calcext:value-type="float">
            <text:p>13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0" calcext:value-type="float">
            <text:p>12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8" calcext:value-type="float">
            <text:p>10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8" calcext:value-type="float">
            <text:p>13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3" calcext:value-type="float">
            <text:p>123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3" calcext:value-type="float">
            <text:p>123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8" calcext:value-type="float">
            <text:p>128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5" calcext:value-type="float">
            <text:p>115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7" calcext:value-type="float">
            <text:p>127</text:p>
          </table:table-cell>
          <table:table-cell office:value-type="float" office:value="747" calcext:value-type="float">
            <text:p>747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0" calcext:value-type="float">
            <text:p>12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4:39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1-16T16:32:40.529000000</dc:date>
    <meta:editing-duration>PT1H41M23S</meta:editing-duration>
    <meta:editing-cycles>12</meta:editing-cycles>
    <meta:generator>LibreOffice/4.3.2.2$Windows_x86 LibreOffice_project/edfb5295ba211bd31ad47d0bad0118690f76407d</meta:generator>
    <meta:document-statistic meta:table-count="1" meta:cell-count="1274" meta:object-count="0"/>
  </office:meta>
</office:document-meta>
</file>